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2cm" fo:margin-top="0cm" fo:margin-bottom="0cm" table:align="margins" style:may-break-between-rows="false"/>
    </style:style>
    <style:style style:name="Table1.A" style:family="table-column">
      <style:table-column-properties style:column-width="8.488cm" style:rel-column-width="27537*"/>
    </style:style>
    <style:style style:name="Table1.B" style:family="table-column">
      <style:table-column-properties style:column-width="3.198cm" style:rel-column-width="10375*"/>
    </style:style>
    <style:style style:name="Table1.C" style:family="table-column">
      <style:table-column-properties style:column-width="1.3cm" style:rel-column-width="4217*"/>
    </style:style>
    <style:style style:name="Table1.D" style:family="table-column">
      <style:table-column-properties style:column-width="1.201cm" style:rel-column-width="3897*"/>
    </style:style>
    <style:style style:name="Table1.E" style:family="table-column">
      <style:table-column-properties style:column-width="0.813cm" style:rel-column-width="2638*"/>
    </style:style>
    <style:style style:name="Table1.F" style:family="table-column">
      <style:table-column-properties style:column-width="0.392cm" style:rel-column-width="1270*"/>
    </style:style>
    <style:style style:name="Table1.G" style:family="table-column">
      <style:table-column-properties style:column-width="4.808cm" style:rel-column-width="15601*"/>
    </style:style>
    <style:style style:name="Table1.1" style:family="table-row">
      <style:table-row-properties style:row-height="0.099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2" style:family="table-row">
      <style:table-row-properties style:row-height="0.596cm"/>
    </style:style>
    <style:style style:name="Table1.C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3" style:family="table-row">
      <style:table-row-properties style:row-height="0.721cm"/>
    </style:style>
    <style:style style:name="Table1.4" style:family="table-row">
      <style:table-row-properties style:min-row-height="0.482cm"/>
    </style:style>
    <style:style style:name="Table1.5" style:family="table-row">
      <style:table-row-properties style:min-row-height="0.699cm"/>
    </style:style>
    <style:style style:name="Table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6" style:family="table-row">
      <style:table-row-properties style:min-row-height="0.012cm"/>
    </style:style>
    <style:style style:name="P1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fo:font-size="6pt" officeooo:paragraph-rsid="00610dba" style:font-size-asian="6pt" style:font-size-complex="6pt"/>
    </style:style>
    <style:style style:name="P3" style:family="paragraph" style:parent-style-name="Table_20_Contents">
      <style:paragraph-properties fo:margin-left="0.9cm" fo:margin-right="0.9cm" fo:text-align="start" style:justify-single-word="false" fo:text-indent="0cm" style:auto-text-indent="false"/>
      <style:text-properties fo:font-size="11pt" fo:font-weight="bold" officeooo:rsid="001e35d6" officeooo:paragraph-rsid="001c1e1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margin-left="2.701cm" fo:margin-right="5.001cm" fo:text-align="start" style:justify-single-word="false" fo:text-indent="0cm" style:auto-text-indent="false" style:shadow="none">
        <style:tab-stops>
          <style:tab-stop style:position="1.535cm"/>
          <style:tab-stop style:position="1.588cm"/>
        </style:tab-stops>
      </style:paragraph-properties>
      <style:text-properties fo:font-size="11pt" fo:font-weight="bold" officeooo:paragraph-rsid="0019680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officeooo:paragraph-rsid="000adb2f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officeooo:paragraph-rsid="000adb2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fo:font-weight="normal" officeooo:paragraph-rsid="000adb2f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6pt" fo:font-weight="normal" officeooo:paragraph-rsid="000adb2f" style:font-size-asian="5.25pt" style:font-weight-asian="normal" style:font-size-complex="6pt" style:font-weight-complex="normal"/>
    </style:style>
    <style:style style:name="P9" style:family="paragraph" style:parent-style-name="Table_20_Contents">
      <style:paragraph-properties fo:margin-left="0cm" fo:margin-right="0.9cm" fo:text-align="end" style:justify-single-word="false" fo:text-indent="0cm" style:auto-text-indent="false"/>
      <style:text-properties fo:font-size="11pt" fo:font-weight="bold" officeooo:rsid="0036c9c8" officeooo:paragraph-rsid="004db79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left="0cm" fo:margin-right="0.199cm" fo:text-align="start" style:justify-single-word="false" fo:text-indent="0cm" style:auto-text-indent="false" text:number-lines="false" text:line-number="0"/>
      <style:text-properties fo:font-size="11pt" fo:font-weight="bold" officeooo:paragraph-rsid="000adb2f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left="1.6cm" fo:margin-right="3.5cm" fo:text-align="start" style:justify-single-word="false" fo:text-indent="0cm" style:auto-text-indent="false">
        <style:tab-stops>
          <style:tab-stop style:position="1.535cm"/>
          <style:tab-stop style:position="1.588cm"/>
        </style:tab-stops>
      </style:paragraph-properties>
      <style:text-properties fo:font-size="11pt" fo:font-weight="bold" officeooo:rsid="0023f7be" officeooo:paragraph-rsid="00361496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left="1.6cm" fo:margin-right="3.5cm" fo:text-align="start" style:justify-single-word="false" fo:text-indent="0cm" style:auto-text-indent="false">
        <style:tab-stops>
          <style:tab-stop style:position="1.535cm"/>
          <style:tab-stop style:position="1.588cm"/>
        </style:tab-stops>
      </style:paragraph-properties>
      <style:text-properties fo:font-size="11pt" fo:font-weight="bold" officeooo:rsid="0023f7be" officeooo:paragraph-rsid="000adb2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true" fo:text-align="center" style:justify-single-word="false" fo:text-indent="0cm" style:auto-text-indent="false" style:shadow="none">
        <style:tab-stops/>
      </style:paragraph-properties>
      <style:text-properties fo:font-size="11pt" fo:font-weight="bold" officeooo:rsid="0036c9c8" officeooo:paragraph-rsid="0051262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true" fo:text-align="center" style:justify-single-word="false" fo:text-indent="0cm" style:auto-text-indent="false" style:shadow="none">
        <style:tab-stops/>
      </style:paragraph-properties>
      <style:text-properties fo:font-size="9pt" fo:font-weight="bold" officeooo:rsid="0036c9c8" officeooo:paragraph-rsid="0054e9a8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style:contextual-spacing="true" fo:text-align="center" style:justify-single-word="false" fo:text-indent="0cm" style:auto-text-indent="false" style:shadow="none">
        <style:tab-stops/>
      </style:paragraph-properties>
      <style:text-properties fo:font-size="9pt" fo:font-weight="bold" officeooo:rsid="0036c9c8" officeooo:paragraph-rsid="006307a2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left="2.701cm" fo:margin-right="0cm" fo:line-height="150%" fo:text-align="start" style:justify-single-word="false" fo:text-indent="0cm" style:auto-text-indent="false" style:shadow="none">
        <style:tab-stops>
          <style:tab-stop style:position="1.535cm"/>
          <style:tab-stop style:position="1.588cm"/>
        </style:tab-stops>
      </style:paragraph-properties>
      <style:text-properties fo:font-size="11pt" fo:font-weight="bold" officeooo:rsid="0024b3b6" officeooo:paragraph-rsid="00196808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6pt" fo:font-weight="normal" officeooo:paragraph-rsid="0064e975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6pt" fo:font-weight="normal" officeooo:paragraph-rsid="0064e975" style:font-size-asian="5.25pt" style:font-weight-asian="normal" style:font-size-complex="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line in get_move_lines(o)&quot;&gt;">for loop product label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7"><text:text-input text:description="&lt;if test=&quot;len(line['ac_pay'])&gt;0&quot;&gt;">if ac</text:text-input></text:p>
          </table:table-cell>
          <table:table-cell table:style-name="Table1.C2" office:value-type="string">
            <text:p text:style-name="P15"><text:text-input text:description="&lt;line['ac_pay']&gt;">ac_pay</text:text-input></text:p>
          </table:table-cell>
          <table:table-cell table:style-name="Table1.A1" office:value-type="string">
            <text:p text:style-name="P18"><text:text-input text:description="&lt;/if&gt;">end if</text:text-input></text:p>
          </table:table-cell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  <table:table-cell table:style-name="Table1.A1" office:value-type="string">
            <text:p text:style-name="P10"><text:text-input text:description="&lt;line['date_due']&gt;">date</text:text-input></text:p>
          </table:table-cell>
        </table:table-row>
        <table:table-row table:style-name="Table1.4"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7" office:value-type="string">
            <text:p text:style-name="P11"><text:s/><text:text-input text:description="&lt;line['payee_name']&gt;">payee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5" table:number-rows-spanned="2" table:number-columns-spanned="5" office:value-type="string">
            <text:p text:style-name="P16"><text:text-input text:description="&lt;currency_to_text(float((line['amount']).replace(',','')))&gt;">amount in word</text:text-input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3"><text:text-input text:description="&lt;'***'+line['amount']&gt;">amount</text:text-input></text:p>
          </table:table-cell>
          <table:covered-table-cell/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2cm" fo:page-height="7.8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19:59.880426182</meta:creation-date>
    <dc:date>2015-03-04T18:52:55.388483313</dc:date>
    <meta:editing-duration>PT4H48M25S</meta:editing-duration>
    <meta:editing-cycles>129</meta:editing-cycles>
    <meta:generator>LibreOffice/4.2.3.3$Linux_x86 LibreOffice_project/420m0$Build-3</meta:generator>
    <meta:document-statistic meta:table-count="1" meta:image-count="0" meta:object-count="0" meta:page-count="1" meta:paragraph-count="9" meta:word-count="35" meta:character-count="99" meta:non-whitespace-character-count="90"/>
  </office:meta>
</office:document-meta>
</file>